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3.55cm" fo:min-width="5.5cm"/>
    </style:style>
    <style:style style:name="gr2" style:family="graphic" style:parent-style-name="standard">
      <style:graphic-properties draw:opacity="50%" draw:opacity-name="" draw:textarea-horizontal-align="justify" draw:textarea-vertical-align="middle" draw:auto-grow-height="false" fo:min-height="1.992cm" fo:min-width="3.87cm"/>
    </style:style>
    <style:style style:name="gr3" style:family="graphic" style:parent-style-name="standard">
      <style:graphic-properties draw:opacity="50%" draw:opacity-name="" draw:textarea-horizontal-align="justify" draw:textarea-vertical-align="middle" draw:auto-grow-height="false" fo:min-height="1.992cm" fo:min-width="2.8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opacity="50%" draw:opacity-name="" draw:textarea-horizontal-align="justify" draw:textarea-vertical-align="middle" draw:auto-grow-height="false" fo:min-height="3.75cm" fo:min-width="7.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cm" svg:height="3.8cm" svg:x="2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8cm" svg:height="4cm" svg:x="18cm" svg:y="2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xml:id="id2" draw:id="id2" draw:layer="layout" svg:width="6cm" svg:height="4cm" svg:x="2cm" svg:y="1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1" draw:layer="layout" draw:type="line" svg:x1="8.537cm" svg:y1="3.994cm" svg:x2="18.975cm" svg:y2="4.001cm" draw:end-shape="id1" draw:end-glue-point="6" svg:d="M8537 3994l10438 7" svg:viewBox="0 0 10439 8">
          <text:p/>
        </draw:connector>
        <draw:connector draw:style-name="gr4" draw:text-style-name="P1" draw:layer="layout" draw:type="curve" svg:x1="21.9cm" svg:y1="6cm" svg:x2="5cm" svg:y2="12cm" draw:start-shape="id1" draw:start-glue-point="7" draw:end-shape="id2" draw:end-glue-point="7" svg:d="M21900 6000c0 4500-16900 1500-16900 6000" svg:viewBox="0 0 16901 6001">
          <text:p/>
        </draw:connector>
        <draw:connector draw:style-name="gr4" draw:text-style-name="P1" draw:layer="layout" draw:type="line" svg:x1="8cm" svg:y1="14cm" svg:x2="19.175cm" svg:y2="14.001cm" draw:start-shape="id2" draw:start-glue-point="1" draw:end-shape="id3" draw:end-glue-point="6" svg:d="M8000 14000l11175 1" svg:viewBox="0 0 11176 2">
          <text:p/>
        </draw:connector>
        <draw:frame draw:style-name="gr5" draw:layer="layout" svg:width="6.6cm" svg:height="0.962cm" svg:x="10cm" svg:y="2.8cm">
          <draw:text-box>
            <text:p>Gets projected as</text:p>
          </draw:text-box>
        </draw:frame>
        <draw:frame draw:style-name="gr6" draw:layer="layout" svg:width="9.4cm" svg:height="1cm" svg:x="8.2cm" svg:y="8cm">
          <draw:text-box>
            <text:p>Apply inverse transformation </text:p>
          </draw:text-box>
        </draw:frame>
        <draw:frame draw:style-name="gr7" draw:layer="layout" svg:width="6cm" svg:height="1.673cm" svg:x="10.6cm" svg:y="13cm">
          <draw:text-box>
            <text:p>Gets projected as</text:p>
          </draw:text-box>
        </draw:frame>
        <draw:frame draw:style-name="gr7" draw:text-style-name="P2" draw:layer="layout" svg:width="8.6cm" svg:height="1.673cm" svg:x="1.8cm" svg:y="17.4cm">
          <draw:text-box>
            <text:p><text:span text:style-name="T1">Projector image buffer</text:span></text:p>
          </draw:text-box>
        </draw:frame>
        <draw:frame draw:style-name="gr7" draw:text-style-name="P2" draw:layer="layout" svg:width="8.8cm" svg:height="1.673cm" svg:x="18cm" svg:y="17.2cm">
          <draw:text-box>
            <text:p><text:span text:style-name="T1">Projected image on screen</text:span></text:p>
          </draw:text-box>
        </draw:frame>
        <draw:custom-shape draw:style-name="gr8" draw:text-style-name="P1" xml:id="id3" draw:id="id3" draw:layer="layout" svg:width="7.8cm" svg:height="4cm" svg:x="18.2cm" svg:y="12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4cm" svg:y1="2.2cm" svg:x2="4cm" svg:y2="6cm">
          <text:p/>
        </draw:line>
        <draw:line draw:style-name="gr9" draw:text-style-name="P1" draw:layer="layout" svg:x1="6cm" svg:y1="2.2cm" svg:x2="6cm" svg:y2="6cm">
          <text:p/>
        </draw:line>
        <draw:line draw:style-name="gr9" draw:text-style-name="P1" draw:layer="layout" svg:x1="2cm" svg:y1="4cm" svg:x2="8cm" svg:y2="4.001cm">
          <text:p/>
        </draw:line>
        <draw:line draw:style-name="gr9" draw:text-style-name="P1" draw:layer="layout" svg:x1="21.2cm" svg:y1="2cm" svg:x2="19.8cm" svg:y2="6cm">
          <text:p/>
        </draw:line>
        <draw:line draw:style-name="gr9" draw:text-style-name="P1" draw:layer="layout" svg:x1="22.8cm" svg:y1="2cm" svg:x2="24cm" svg:y2="6cm">
          <text:p/>
        </draw:line>
        <draw:line draw:style-name="gr9" draw:text-style-name="P1" draw:layer="layout" svg:x1="18.975cm" svg:y1="4.001cm" svg:x2="24.8cm" svg:y2="4.001cm">
          <text:p/>
        </draw:line>
        <draw:line draw:style-name="gr9" draw:text-style-name="P1" draw:layer="layout" svg:x1="3.6cm" svg:y1="12cm" svg:x2="4.4cm" svg:y2="16cm">
          <text:p/>
        </draw:line>
        <draw:line draw:style-name="gr9" draw:text-style-name="P1" draw:layer="layout" svg:x1="6.6cm" svg:y1="12cm" svg:x2="5.6cm" svg:y2="16cm">
          <text:p/>
        </draw:line>
        <draw:line draw:style-name="gr9" draw:text-style-name="P1" draw:layer="layout" svg:x1="2.85cm" svg:y1="14.046cm" svg:x2="7.3cm" svg:y2="14.047cm">
          <text:p/>
        </draw:line>
        <draw:line draw:style-name="gr9" draw:text-style-name="P1" draw:layer="layout" svg:x1="21cm" svg:y1="12cm" svg:x2="21cm" svg:y2="16cm">
          <text:p/>
        </draw:line>
        <draw:line draw:style-name="gr9" draw:text-style-name="P1" draw:layer="layout" svg:x1="23.2cm" svg:y1="12cm" svg:x2="23.2cm" svg:y2="16cm">
          <text:p/>
        </draw:line>
        <draw:line draw:style-name="gr9" draw:text-style-name="P1" draw:layer="layout" svg:x1="19.175cm" svg:y1="14.001cm" svg:x2="25cm" svg:y2="14.001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9:28:23.014413715</meta:creation-date>
    <dc:date>2014-11-14T12:28:33.607600333</dc:date>
    <meta:editing-duration>PT32S</meta:editing-duration>
    <meta:editing-cycles>3</meta:editing-cycles>
    <meta:generator>LibreOffice/4.3.0.4$Linux_X86_64 LibreOffice_project/62ad5818884a2fc2e5780dd45466868d41009ec0</meta:generator>
    <meta:document-statistic meta:object-count="47"/>
  </office:meta>
</office:document-meta>
</file>